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style:contextual-spacing="false"/>
      <style:text-properties fo:color="#000000" loext:opacity="100%"/>
    </style:style>
    <style:style style:name="P2" style:family="paragraph" style:parent-style-name="Text_20_body">
      <style:text-properties fo:color="#000000" loext:opacity="100%"/>
    </style:style>
    <style:style style:name="P3" style:family="paragraph" style:parent-style-name="Text_20_body">
      <style:text-properties fo:language="bg" fo:country="BG"/>
    </style:style>
    <style:style style:name="P4" style:family="paragraph" style:parent-style-name="Text_20_body">
      <style:text-properties officeooo:paragraph-rsid="001755c0"/>
    </style:style>
    <style:style style:name="T1" style:family="text">
      <style:text-properties fo:color="#0000cd" loext:opacity="100%"/>
    </style:style>
    <style:style style:name="T2" style:family="text">
      <style:text-properties fo:color="#ff0000" loext:opacity="100%"/>
    </style:style>
    <style:style style:name="T3" style:family="text">
      <style:text-properties fo:language="bg" fo:country="BG"/>
    </style:style>
    <style:style style:name="T4" style:family="text">
      <style:text-properties fo:language="bg" fo:country="BG" officeooo:rsid="001354c8"/>
    </style:style>
    <style:style style:name="T5" style:family="text">
      <style:text-properties fo:language="bg" fo:country="BG" fo:font-weight="bold" style:font-weight-asian="bold" style:font-weight-complex="bold"/>
    </style:style>
    <style:style style:name="T6" style:family="text">
      <style:text-properties fo:language="bg" fo:country="BG" fo:font-weight="bold" officeooo:rsid="001354c8" style:font-weight-asian="bold" style:font-weight-complex="bold"/>
    </style:style>
    <style:style style:name="T7" style:family="text">
      <style:text-properties fo:language="bg" fo:country="BG" officeooo:rsid="001755c0"/>
    </style:style>
    <style:style style:name="T8" style:family="text">
      <style:text-properties officeooo:rsid="001354c8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font-name="Liberation Mono"/>
    </style:style>
    <style:style style:name="T12" style:family="text">
      <style:text-properties style:font-name="Liberation Mono" fo:language="bg" fo:country="BG"/>
    </style:style>
    <style:style style:name="T13" style:family="text">
      <style:text-properties officeooo:rsid="001391b6"/>
    </style:style>
    <style:style style:name="T14" style:family="text">
      <style:text-properties style:font-name="Liberation Serif"/>
    </style:style>
    <style:style style:name="T15" style:family="text">
      <style:text-properties style:font-name="Liberation Serif" officeooo:rsid="001391b6"/>
    </style:style>
    <style:style style:name="T16" style:family="text">
      <style:text-properties officeooo:rsid="00143100"/>
    </style:style>
    <style:style style:name="T17" style:family="text">
      <style:text-properties officeooo:rsid="0014cfeb"/>
    </style:style>
    <style:style style:name="T18" style:family="text">
      <style:text-properties officeooo:rsid="001755c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Scope</text:h>
      <text:p text:style-name="Horizontal_20_Line"/>
      <text:p text:style-name="Text_20_body"><text:span text:style-name="T3">Променливата е достъпна само от региона, в който е създадена. Това се нарича </text:span><text:span text:style-name="T5">обхват</text:span><text:span text:style-name="T6">(</text:span><text:span text:style-name="Strong_20_Emphasis"><text:span text:style-name="T9">s</text:span></text:span><text:span text:style-name="Strong_20_Emphasis">cope</text:span><text:span text:style-name="Strong_20_Emphasis"><text:span text:style-name="T8">)</text:span></text:span>.</text:p>
      <text:p text:style-name="Horizontal_20_Line"/>
      <text:h text:style-name="Heading_20_2" text:outline-level="2">Local Scope<text:span text:style-name="T8"> - локален обхват</text:span></text:h>
      <text:p text:style-name="P3">Променлива, създадена вътре във функция, принадлежи към <text:span text:style-name="T10">локалния обхват</text:span> на тази функция и може да се използва само вътре в тази функция.</text:p>
      <text:h text:style-name="Heading_20_3" text:outline-level="3">Example</text:h>
      <text:p text:style-name="P3">Променлива, създадена във функция, е налична в тази функция:</text:p>
      <text:p text:style-name="P2"><text:span text:style-name="T1">def</text:span> myfunc():<text:line-break/><text:span text:style-name="T8"><text:tab/></text:span>x = <text:span text:style-name="T2">300</text:span><text:line-break/><text:span text:style-name="T8"><text:tab/></text:span><text:span text:style-name="T1">print</text:span>(x)<text:line-break/>myfunc() </text:p>
      <text:h text:style-name="Heading_20_3" text:outline-level="3">Function Inside Function<text:span text:style-name="T8"> - ф</text:span><text:span text:style-name="T3">ункция вътре във функция</text:span></text:h>
      <text:p text:style-name="P3">Както е обяснено в примера по-горе, променливата <text:span text:style-name="T11">x</text:span> не е налична извън функцията, но е налична за всяка функция вътре във функцията:</text:p>
      <text:h text:style-name="Heading_20_3" text:outline-level="3">Example</text:h>
      <text:p text:style-name="P3">Локалната променлива може да бъде достъпна от <text:span text:style-name="T13">всяка </text:span>функция във функцията:</text:p>
      <text:p text:style-name="P1"><text:span text:style-name="T1">def</text:span> myfunc():<text:line-break/><text:span text:style-name="T15"><text:tab/></text:span>x = <text:span text:style-name="T2">300</text:span><text:line-break/><text:span text:style-name="T13"><text:tab/></text:span><text:span text:style-name="T1">def</text:span> myinnerfunc():<text:line-break/><text:span text:style-name="T13"><text:tab/><text:tab/></text:span><text:span text:style-name="T1">print</text:span>(x)<text:line-break/><text:span text:style-name="T13"><text:tab/></text:span>myinnerfunc()<text:line-break/>myfunc() </text:p>
      <text:p text:style-name="Horizontal_20_Line"/>
      <text:h text:style-name="Heading_20_2" text:outline-level="2">Global Scope<text:span text:style-name="T16"> - глобален обхват</text:span></text:h>
      <text:p text:style-name="P3">Променлива, създадена в основното тяло на кода на Python, е глобална променлива и принадлежи към глобалния обхват.</text:p>
      <text:p text:style-name="P3">Глобалните променливи са достъпни от всеки обхват, глобален и локален.</text:p>
      <text:h text:style-name="Heading_20_3" text:outline-level="3">Example</text:h>
      <text:p text:style-name="P3">Променлива, създадена извън функция, е глобална и може да се използва от всеки:</text:p>
      <text:p text:style-name="P2">x = <text:span text:style-name="T2">300</text:span><text:line-break/><text:line-break/><text:soft-page-break/><text:span text:style-name="T1">def</text:span> myfunc():<text:line-break/><text:span text:style-name="T16"><text:tab/></text:span><text:span text:style-name="T1">print</text:span>(x)<text:line-break/>myfunc()<text:line-break/><text:span text:style-name="T1">print</text:span>(x) </text:p>
      <text:h text:style-name="Heading_20_3" text:outline-level="3">Naming Variables<text:span text:style-name="T17"> - имена на променливи</text:span></text:h>
      <text:p text:style-name="P3">Ако работите с едно и също име на променлива вътре и извън функция, Python ще ги третира като две отделни променливи, една налична в глобалния обхват (извън функцията) и една налична в локалния обхват (вътре във функцията):</text:p>
      <text:h text:style-name="Heading_20_3" text:outline-level="3">Example</text:h>
      <text:p text:style-name="Text_20_body">The function will print the local <text:span text:style-name="Source_20_Text">x</text:span>, and then the code will print the global <text:span text:style-name="Source_20_Text">x</text:span>:</text:p>
      <text:p text:style-name="P1">x = <text:span text:style-name="T2">300</text:span><text:line-break/><text:span text:style-name="T1">def</text:span> myfunc():<text:line-break/><text:span text:style-name="T17"><text:tab/></text:span>x = <text:span text:style-name="T2">200</text:span><text:line-break/><text:span text:style-name="T17"><text:tab/></text:span><text:span text:style-name="T1">print</text:span>(x)<text:line-break/>myfunc()<text:line-break/><text:span text:style-name="T1">print</text:span>(x) </text:p>
      <text:p text:style-name="Horizontal_20_Line"/>
      <text:h text:style-name="Heading_20_2" text:outline-level="2">Global Keyword<text:span text:style-name="T17"> - глобална ключова дума</text:span></text:h>
      <text:p text:style-name="P3">Ако трябва да създадете глобална променлива, но сте останали в локалния обхват, можете да използвате ключовата дума <text:span text:style-name="T11">global</text:span>.</text:p>
      <text:p text:style-name="P4"><text:span text:style-name="T7">К</text:span><text:span text:style-name="T3">лючовата дума </text:span><text:span text:style-name="T12">global</text:span> <text:span text:style-name="T18">създава глобална променлива</text:span>.</text:p>
      <text:h text:style-name="Heading_20_3" text:outline-level="3">Example</text:h>
      <text:p text:style-name="P3">Ако използвате ключовата дума <text:span text:style-name="T11">global</text:span>, променливата принадлежи към <text:span text:style-name="T10">глобалния</text:span> обхват:</text:p>
      <text:p text:style-name="P2"><text:span text:style-name="T1">def</text:span> myfunc():<text:line-break/><text:span text:style-name="T18"><text:tab/></text:span><text:span text:style-name="T1">global</text:span> x<text:line-break/><text:span text:style-name="T18"><text:tab/></text:span>x = <text:span text:style-name="T2">300</text:span><text:line-break/>myfunc()<text:line-break/><text:span text:style-name="T1">print</text:span>(x) </text:p>
      <text:p text:style-name="P3">Освен това<text:span text:style-name="T18">,</text:span> използвайте ключовата дума global, ако искате да направите промяна в глобална променлива във функция.</text:p>
      <text:h text:style-name="Heading_20_3" text:outline-level="3">Example</text:h>
      <text:p text:style-name="P3">За да промените стойността на глобална променлива във функция, обърнете се към променливата, като използвате ключовата дума global:</text:p>
      <text:p text:style-name="P1">x = <text:span text:style-name="T2">300</text:span><text:line-break/><text:span text:style-name="T1">def</text:span> myfunc():<text:line-break/><text:span text:style-name="T18"><text:tab/></text:span><text:span text:style-name="T1">global</text:span> x<text:line-break/><text:soft-page-break/><text:span text:style-name="T18"><text:tab/></text:span>x = <text:span text:style-name="T2">200</text:span><text:line-break/>myfunc()<text:line-break/><text:span text:style-name="T1">print</text:span>(x) 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3T20:29:11.399544649</meta:creation-date>
    <dc:date>2023-02-04T14:37:58.988226719</dc:date>
    <meta:editing-duration>PT16H8M5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3" meta:paragraph-count="33" meta:word-count="333" meta:character-count="2130" meta:non-whitespace-character-count="1809"/>
  </office:meta>
</office:document-meta>
</file>